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officeooo:rsid="0008f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Maintainability : It is an attribute that the code has, this good practice consists in that the code that is created is easy to modify in such a way that when it is necessary, not much time is spent to understand it and make the necessary adjustments.</text:p>
      <text:p text:style-name="Standard">It is important because many times it will be necessary to go back to the code created to correct errors or increase functionality, and it is important that this does not take a lot of time, but that it is done in the most efficient way possible.</text:p>
      <text:p text:style-name="Standard">Sometimes the code is not maintainable or we neglect it, because delivery times are short, or because there are many functionalities and a good design of the parts that make up the program has not been carried out.</text:p>
      <text:p text:style-name="Standard">One way to create maintainable code is by applying the principles of object-oriented programming, we develop maintainable software by doing a good design and organization of our classes and files by making a correct abstraction of the necessary classes, attributes and methods, when we create a correct inheritance in our classes, by applying the proper encapsulation, and when we identify the classes where we can apply polymorphism, this allows for code that is easy to read and allows modification of very specific parts.</text:p>
      <text:p text:style-name="Standard"/>
      <text:p text:style-name="Standard"><text:span text:style-name="T1">Attributes, class name, methods name </text:span><text:s/>with meaningful names, methods that specifically perform the activity that its name indicates, it is an abstraction and contains only the attributes that are identified for the activity that the class is going to perform</text:p>
      <text:p text:style-name="Standard"/>
      <text:p text:style-name="Standard"/>
      <text:p text:style-name="Standard">Example of maintainable code is:</text:p>
      <text:p text:style-name="Standard"/>
      <text:p text:style-name="Standard">class Read_Input:</text:p>
      <text:p text:style-name="Standard"><text:s text:c="4"/>"""This class is for read input, the letter that the user </text:p>
      <text:p text:style-name="Standard"><text:s text:c="4"/>type trying to guess the word </text:p>
      <text:p text:style-name="Standard"><text:s text:c="3"/></text:p>
      <text:p text:style-name="Standard"><text:s text:c="4"/>Attributes:</text:p>
      <text:p text:style-name="Standard"><text:s text:c="8"/>letter : Contains the letter input for the user</text:p>
      <text:p text:style-name="Standard"><text:s text:c="4"/>"""</text:p>
      <text:p text:style-name="Standard"><text:s text:c="4"/>__letter = None</text:p>
      <text:p text:style-name="Standard"/>
      <text:p text:style-name="Standard"><text:s text:c="4"/>def __init__(self):</text:p>
      <text:p text:style-name="Standard"><text:s text:c="8"/>self.__letter = "" </text:p>
      <text:p text:style-name="Standard"/>
      <text:p text:style-name="Standard"><text:s text:c="4"/>def get_letter(self):</text:p>
      <text:p text:style-name="Standard"><text:s text:c="8"/>return self.__letter</text:p>
      <text:p text:style-name="Standard"/>
      <text:p text:style-name="Standard"><text:s text:c="8"/></text:p>
      <text:p text:style-name="Standard"/>
      <text:p text:style-name="Standard"><text:s text:c="4"/>def read_letter(self):</text:p>
      <text:p text:style-name="Standard"><text:s text:c="8"/>"""This method obtains from the input standard the letter entered by the user,</text:p>
      <text:p text:style-name="Standard"><text:s text:c="8"/>and assigns the private attribute _ letter</text:p>
      <text:p text:style-name="Standard"><text:s text:c="8"/></text:p>
      <text:p text:style-name="Standard"><text:s text:c="8"/>Args:</text:p>
      <text:p text:style-name="Standard"><text:s text:c="12"/>self (Read_Input): An instance of Read_Input.</text:p>
      <text:p text:style-name="Standard"/>
      <text:p text:style-name="Standard"><text:s text:c="8"/>"""</text:p>
      <text:p text:style-name="Standard"><text:soft-page-break/><text:s text:c="8"/>self.__letter = input("Guess a letter [a-z]: ")</text:p>
      <text:p text:style-name="Standard"><text:s text:c="8"/>if(self.valid_letter()):</text:p>
      <text:p text:style-name="Standard"><text:s text:c="12"/>self.letter = self.__letter.lower()</text:p>
      <text:p text:style-name="Standard"><text:s text:c="8"/>else:</text:p>
      <text:p text:style-name="Standard"><text:s text:c="12"/>self.read_letter()</text:p>
      <text:p text:style-name="Standard"/>
      <text:p text:style-name="Standard"><text:s text:c="4"/></text:p>
      <text:p text:style-name="Standard"><text:s text:c="4"/>def valid_letter(self):</text:p>
      <text:p text:style-name="Standard"><text:s text:c="8"/>""" It validates if the input made by the user is a letter of the alphabet, </text:p>
      <text:p text:style-name="Standard"><text:s text:c="8"/>and returns true or false as the case may be.</text:p>
      <text:p text:style-name="Standard"><text:s text:c="8"/>Args:</text:p>
      <text:p text:style-name="Standard"><text:s text:c="12"/>self (Read_Input): An instance of Read_Input.</text:p>
      <text:p text:style-name="Standard"/>
      <text:p text:style-name="Standard"><text:s text:c="8"/>Returns:</text:p>
      <text:p text:style-name="Standard"><text:s text:c="12"/>True if the attribute private __letter is a </text:p>
      <text:p text:style-name="Standard"><text:s text:c="12"/>letter of the alphabet and has one character or False in another case</text:p>
      <text:p text:style-name="Standard"><text:s text:c="8"/>"""</text:p>
      <text:p text:style-name="Standard"><text:s text:c="8"/>if(self.__letter.isalpha()):</text:p>
      <text:p text:style-name="Standard"><text:s text:c="12"/>if(len(self.__letter)==1):</text:p>
      <text:p text:style-name="Standard"><text:s text:c="16"/>return True</text:p>
      <text:p text:style-name="Standard"><text:s text:c="12"/>else:</text:p>
      <text:p text:style-name="Standard"><text:s text:c="16"/>print("not is a value valid try again")</text:p>
      <text:p text:style-name="Standard"><text:s text:c="8"/>else:</text:p>
      <text:p text:style-name="Standard"><text:s text:c="12"/>print("not is a letter")</text:p>
      <text:p text:style-name="Standard"><text:s text:c="8"/>return 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16T14:16:49.479239310</meta:creation-date>
    <dc:date>2022-07-16T14:22:50.186756025</dc:date>
    <meta:editing-duration>PT6M</meta:editing-duration>
    <meta:editing-cycles>2</meta:editing-cycles>
    <meta:generator>LibreOffice/7.1.2.2$MacOSX_X86_64 LibreOffice_project/8a45595d069ef5570103caea1b71cc9d82b2aae4</meta:generator>
    <meta:document-statistic meta:table-count="0" meta:image-count="0" meta:object-count="0" meta:page-count="2" meta:paragraph-count="49" meta:word-count="422" meta:character-count="2920" meta:non-whitespace-character-count="2194"/>
  </office:meta>
</office:document-meta>
</file>